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2705" officeooo:paragraph-rsid="001d2705"/>
    </style:style>
    <style:style style:name="P2" style:family="paragraph" style:parent-style-name="Standard">
      <style:text-properties officeooo:rsid="001da169" officeooo:paragraph-rsid="001da169"/>
    </style:style>
    <style:style style:name="P3" style:family="paragraph" style:parent-style-name="Standard">
      <style:text-properties officeooo:rsid="001f05dd" officeooo:paragraph-rsid="001da169"/>
    </style:style>
    <style:style style:name="P4" style:family="paragraph" style:parent-style-name="Standard">
      <style:text-properties officeooo:rsid="001f05dd" officeooo:paragraph-rsid="001f05dd"/>
    </style:style>
    <style:style style:name="P5" style:family="paragraph" style:parent-style-name="Standard">
      <style:text-properties officeooo:rsid="001f05dd" officeooo:paragraph-rsid="001f1877"/>
    </style:style>
    <style:style style:name="P6" style:family="paragraph" style:parent-style-name="Standard">
      <style:text-properties officeooo:rsid="00200f93" officeooo:paragraph-rsid="00200f93"/>
    </style:style>
    <style:style style:name="P7" style:family="paragraph" style:parent-style-name="Standard">
      <style:text-properties officeooo:rsid="002030e9" officeooo:paragraph-rsid="002030e9"/>
    </style:style>
    <style:style style:name="P8" style:family="paragraph" style:parent-style-name="Standard">
      <style:text-properties officeooo:rsid="0020fc71" officeooo:paragraph-rsid="0020fc71"/>
    </style:style>
    <style:style style:name="T1" style:family="text">
      <style:text-properties style:text-position="super 58%"/>
    </style:style>
    <style:style style:name="T2" style:family="text">
      <style:text-properties officeooo:rsid="001da169"/>
    </style:style>
    <style:style style:name="T3" style:family="text">
      <style:text-properties officeooo:rsid="001f05dd"/>
    </style:style>
    <style:style style:name="T4" style:family="text">
      <style:text-properties officeooo:rsid="001f1877"/>
    </style:style>
    <style:style style:name="T5" style:family="text">
      <style:text-properties officeooo:rsid="00200f93"/>
    </style:style>
    <style:style style:name="T6" style:family="text">
      <style:text-properties officeooo:rsid="00202964"/>
    </style:style>
    <style:style style:name="T7" style:family="text">
      <style:text-properties officeooo:rsid="0020fc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6 Minutes </text:p>
      <text:p text:style-name="P1">Thursday March 5<text:span text:style-name="T1">th</text:span> 2015</text:p>
      <text:p text:style-name="P1">Attendance: Tim, Yibin, Nicole, Madhavi, Mathias, Miguel</text:p>
      <text:p text:style-name="P7">Start: 1:10pm</text:p>
      <text:p text:style-name="P1"/>
      <text:p text:style-name="P1"><text:span text:style-name="T7">1. </text:span>JSON: Madhavi has <text:span text:style-name="T6">partially functional code</text:span></text:p>
      <text:p text:style-name="P1"/>
      <text:p text:style-name="P8">2. <text:span text:style-name="T2">UML Class Diagram: incorporate the classes we need</text:span></text:p>
      <text:p text:style-name="P1"/>
      <text:p text:style-name="P2"><text:span text:style-name="T7">3. </text:span>PitovtalTracker: <text:span text:style-name="T7">need </text:span>properly rewrite all stories <text:span text:style-name="T3">with proper descriptions including acceptance criteria</text:span>, epics are features</text:p>
      <text:p text:style-name="P3"/>
      <text:p text:style-name="P4">Action Items:</text:p>
      <text:p text:style-name="P4"/>
      <text:p text:style-name="P5">Yibin: <text:span text:style-name="T4">write JSON parser class, work on generating JavaDocs</text:span></text:p>
      <text:p text:style-name="P4">Tim: <text:span text:style-name="T5">general help with JSON, back-end-gui-hook-up, quality assurance through GitHub Issues</text:span></text:p>
      <text:p text:style-name="P4">Nicole: <text:span text:style-name="T5">write temperature concersion classes, work on pivotaltracker system stories and UML Class Diagram</text:span></text:p>
      <text:p text:style-name="P4">Madhavi: <text:span text:style-name="T4">write JSON parser class, work on generating JavaDocs</text:span></text:p>
      <text:p text:style-name="P4">Mathias: <text:span text:style-name="T4">fix background class, work on update() method in Runnable class</text:span></text:p>
      <text:p text:style-name="P4">Miguel: <text:span text:style-name="T4">get MyLocations functionality in GUI, rewrite pivotaltracker stories for GUI, help with UML Class Diagram.</text:span></text:p>
      <text:p text:style-name="P4"/>
      <text:p text:style-name="P6">Next Meeting: Thursday March 12, 11:30pm, Yibin Chair.</text:p>
      <text:p text:style-name="P6"/>
      <text:p text:style-name="P7">End: 2:20p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3:05:56.577782550</meta:creation-date>
    <dc:date>2015-03-05T14:31:58.201792961</dc:date>
    <meta:editing-duration>PT24M48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16" meta:word-count="130" meta:character-count="916" meta:non-whitespace-character-count="801"/>
  </office:meta>
</office:document-meta>
</file>